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2" style:family="graphic" style:parent-style-name="objectwithoutfill">
      <style:graphic-properties svg:stroke-width="0.2cm" svg:stroke-color="#ff3333" draw:marker-start-width="0.5cm" draw:marker-end-width="0.5cm" draw:fill="none" draw:textarea-vertical-align="middle" fo:padding-top="0.225cm" fo:padding-bottom="0.225cm" fo:padding-left="0.35cm" fo:padding-right="0.35cm"/>
    </style:style>
    <style:style style:name="gr3" style:family="graphic" style:parent-style-name="objectwithoutfill">
      <style:graphic-properties svg:stroke-width="0.2cm" svg:stroke-color="#1c1c1c" draw:marker-start-width="0.5cm" draw:marker-end-width="0.5cm" draw:fill="none" draw:textarea-vertical-align="middle" fo:padding-top="0.225cm" fo:padding-bottom="0.225cm" fo:padding-left="0.35cm" fo:padding-right="0.35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cm" svg:stroke-color="#000066" draw:marker-start-width="0.2cm" draw:marker-end-width="0.2cm" draw:fill="none" draw:textarea-horizontal-align="justify" draw:textarea-vertical-align="middle" draw:auto-grow-height="false" fo:min-height="0cm" fo:min-width="0cm" fo:padding-top="0.125cm" fo:padding-bottom="0.125cm" fo:padding-left="0.25cm" fo:padding-right="0.25cm" fo:wrap-option="no-wrap"/>
    </style:style>
    <style:style style:name="gr7" style:family="graphic" style:parent-style-name="standard">
      <style:graphic-properties svg:stroke-color="#c5000b" draw:fill="none" draw:textarea-horizontal-align="justify" draw:textarea-vertical-align="middle" draw:auto-grow-height="false" fo:min-height="0cm" fo:min-width="0cm" fo:wrap-option="no-wrap"/>
    </style:style>
    <style:style style:name="gr8" style:family="graphic" style:parent-style-name="standard">
      <style:graphic-properties draw:stroke="none" draw:fill="none" fo:min-height="2.39cm"/>
    </style:style>
    <style:style style:name="gr9" style:family="graphic">
      <style:graphic-properties style:protect="size"/>
    </style:style>
    <style:style style:name="pr1" style:family="presentation" style:parent-style-name="預設-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0000ff" fo:font-weight="bold" style:font-weight-asian="bold" style:font-weight-complex="bold"/>
    </style:style>
    <style:style style:name="P3" style:family="paragraph">
      <style:paragraph-properties fo:text-align="center"/>
      <style:text-properties fo:color="#ff0000" fo:font-weight="bold" style:font-weight-asian="bold" style:font-weight-complex="bold"/>
    </style:style>
    <style:style style:name="P4" style:family="paragraph">
      <style:paragraph-properties fo:text-align="center"/>
      <style:text-properties fo:font-weight="bold"/>
    </style:style>
    <style:style style:name="T1" style:family="text">
      <style:text-properties fo:color="#0000ff" fo:font-weight="bold" style:font-weight-asian="bold" style:font-weight-complex="bold"/>
    </style:style>
    <style:style style:name="T2" style:family="text">
      <style:text-properties fo:color="#ff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office:forms form:automatic-focus="false" form:apply-design-mode="false"/>
        <draw:path draw:style-name="gr1" draw:text-style-name="P1" draw:layer="layout" svg:width="21.579cm" svg:height="12.756cm" svg:x="4.285cm" svg:y="5.467cm" svg:viewBox="0 0 21580 12757" svg:d="M0 11982c550 111 1110-72 1549-361 583-384 919-1028 1394-1549 449-493 871-1014 1187-1600 270-501 488-1028 723-1549 240-532 315-1087 619-1600 303-511 304-1148 517-1704 209-546 461-1044 774-1549 369-596 808-1152 1394-1497 513-302 1050-617 1703-568 606 45 1176 267 1653 671 539 456 1011 957 1445 1497 377 469 729 980 929 1549 197 561 561 1027 723 1601 169 597 486 1144 620 1755 121 550 226 1109 567 1600 355 511 686 1035 1033 1549 357 528 767 1109 1446 1291 573 153 1091 474 1652 671 536 188 1009 557 1600 568h52">
          <text:p/>
        </draw:path>
        <draw:path draw:style-name="gr2" draw:text-style-name="P1" draw:layer="layout" svg:width="19.927cm" svg:height="10.7cm" svg:x="4.543cm" svg:y="4.801cm" svg:viewBox="0 0 19928 10701" svg:d="M0 1032c339 485 750 959 878 1549 127 585 507 1025 568 1652 60 618 643 1033 774 1652 132 624 732 1010 929 1601 199 595 731 975 1291 1136 620 178 989 750 1549 1032 481 242 1027 212 1548 258 555 49 1002 454 1549 465 568 11 1048 312 1601 310s1118 85 1652-155c539-242 1083-476 1600-775 582-337 1078-778 1600-1187 563-441 963-1040 1394-1601 392-511 801-1018 1085-1600 248-508 192-1089 464-1600 254-477 200-1053 413-1549 222-516 381-1063 671-1549l310-568 52-103">
          <text:p/>
        </draw:path>
        <draw:line draw:style-name="gr3" draw:text-style-name="P1" draw:layer="layout" svg:x1="7.8cm" svg:y1="4.4cm" svg:x2="7.6cm" svg:y2="18.224cm">
          <text:p/>
        </draw:line>
        <draw:line draw:style-name="gr3" draw:text-style-name="P1" draw:layer="layout" svg:x1="21.2cm" svg:y1="4.4cm" svg:x2="21cm" svg:y2="18.224cm">
          <text:p/>
        </draw:line>
        <draw:line draw:style-name="gr4" draw:text-style-name="P1" draw:layer="layout" svg:x1="1.8cm" svg:y1="16.6cm" svg:x2="26.6cm" svg:y2="16.6cm">
          <text:p/>
        </draw:line>
        <draw:frame draw:style-name="gr5" draw:text-style-name="P1" draw:layer="layout" svg:width="10.027cm" svg:height="2.639cm" svg:x="9.593cm" svg:y="1.993cm">
          <draw:text-box>
            <text:p text:style-name="P1">老師講課</text:p>
            <text:p text:style-name="P1">學生聽課</text:p>
            <text:p text:style-name="P1">聽得懂又不會覺得浪費時間的學生</text:p>
          </draw:text-box>
        </draw:frame>
        <draw:custom-shape draw:style-name="gr6" draw:text-style-name="P2" draw:layer="layout" svg:width="5.6cm" svg:height="3.6cm" svg:x="11.4cm" svg:y="7.8cm">
          <text:p text:style-name="P2"><text:span text:style-name="T1">適合傳統上課方式</text:span></text:p>
          <draw:enhanced-geometry svg:viewBox="0 0 21600 21600" draw:text-areas="800 800 20800 20800" draw:type="round-rectangular-callout" draw:modifiers="10188.7520085699 -11798.7225770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5.6cm" svg:height="3.6cm" svg:x="0.6cm" svg:y="11.2cm">
          <text:p text:style-name="P3"><text:span text:style-name="T2">適合翻轉式教學</text:span></text:p>
          <draw:enhanced-geometry svg:viewBox="0 0 21600 21600" draw:text-areas="800 800 20800 20800" draw:type="round-rectangular-callout" draw:modifiers="24365.0776647027 2495.30685920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4" draw:layer="layout" svg:width="4.2cm" svg:height="2.64cm" svg:x="1cm" svg:y="2.8cm">
          <draw:text-box>
            <text:p text:style-name="P4">聽不懂</text:p>
            <text:p text:style-name="P4">的學生</text:p>
          </draw:text-box>
        </draw:frame>
        <draw:frame draw:style-name="gr8" draw:text-style-name="P4" draw:layer="layout" svg:width="4.2cm" svg:height="2.64cm" svg:x="1cm" svg:y="2.8cm">
          <draw:text-box>
            <text:p text:style-name="P4">聽不懂</text:p>
            <text:p text:style-name="P4">的學生</text:p>
          </draw:text-box>
        </draw:frame>
        <draw:frame draw:style-name="gr8" draw:text-style-name="P4" draw:layer="layout" svg:width="5cm" svg:height="2.64cm" svg:x="22.2cm" svg:y="2.76cm">
          <draw:text-box>
            <text:p text:style-name="P4">覺得太簡單</text:p>
            <text:p text:style-name="P4">浪費時間的學生</text:p>
          </draw:text-box>
        </draw:fram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微軟正黑體" style:font-family-asian="微軟正黑體"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微軟正黑體" style:font-family-asian="微軟正黑體"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編號&gt;</text:page-number></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編號&gt;</text:page-number></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編號&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2T09:44:58.312000000</meta:creation-date>
    <dc:date>2015-02-22T10:17:49.357000000</dc:date>
    <meta:editing-duration>PT19M37S</meta:editing-duration>
    <meta:editing-cycles>2</meta:editing-cycles>
    <meta:generator>LibreOffice/4.2.4.2$Windows_x86 LibreOffice_project/63150712c6d317d27ce2db16eb94c2f3d7b699f8</meta:generator>
    <meta:document-statistic meta:object-count="34"/>
  </office:meta>
</office:document-meta>
</file>